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2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00pt" fo:text-indent="35.45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34.10pt" fo:text-indent="0.00pt" fo:margin-right="3.50pt"/>
    </style:style>
    <style:style style:name="P23" style:family="paragraph">
      <style:paragraph-properties fo:line-height="100.00%" fo:text-align="left" fo:margin-right="3.50pt"/>
    </style:style>
    <style:style style:name="P24" style:family="paragraph">
      <style:paragraph-properties fo:line-height="100.00%" fo:text-align="left" fo:margin-left="34.10pt" fo:text-indent="0.00pt" fo:margin-right="3.50pt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0.00pt" fo:text-indent="35.45pt"/>
    </style:style>
    <text:list-style style:name="L27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53.45pt" fo:text-indent="53.45pt"/>
    </style:style>
    <style:style style:name="P28" style:family="paragraph">
      <style:paragraph-properties fo:line-height="100.00%" fo:text-align="justify" fo:margin-left="-89.45pt" fo:text-indent="53.45p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4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Работа со строками таблицы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4</text:span></text:p>
      <text:p text:style-name="P12"><text:span text:style-name="T52">Работа со строками таблицы</text:span></text:p>
      <text:p text:style-name="P13"><text:span text:style-name="T53"/></text:p>
      <text:p text:style-name="P14"><text:span text:style-name="T54">Цель работы:<text:s/></text:span><text:span text:style-name="T55">получить практические навыки манипулирования строками таблицы объекта DataSet.</text:span></text:p>
      <text:p text:style-name="P15"><text:span text:style-name="T56"/></text:p>
      <text:p text:style-name="P15"><text:span text:style-name="T57">Порядок<text:s text:c="2"/>выполнения<text:s text:c="2"/>работы</text:span></text:p>
      <text:list text:style-name="L16">
        <text:list-item>
          <text:p text:style-name="P16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7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8"><text:span text:style-name="T63">Напишите отчет в соответствии с нижеприведенными требованиями.</text:span></text:p>
        </text:list-item>
        <text:list-item>
          <text:p text:style-name="P18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19"><text:span text:style-name="T66"/></text:p>
      <text:p text:style-name="P19"><text:span text:style-name="T67">Задание на лабораторную работу:</text:span></text:p>
      <text:p text:style-name="P20"><text:span text:style-name="T68">1.<text:s/></text:span><text:span text:style-name="T69">Разработать форму (WindowsForms)<text:s text:c="2"/>для отображения данных одной из таблиц базы данных (из индивидуального задания), содержащей внешний ключ.</text:span></text:p>
      <text:p text:style-name="P20"><text:span text:style-name="T70">2.<text:s/></text:span><text:span text:style-name="T71">Создать в форме объект DataSet и в нем два объекта DataTable, структуры которых соответствуют двум связанным таблицам индивидуального задания и загрузить в них данные из базы данных.</text:span></text:p>
      <text:p text:style-name="P20"><text:span text:style-name="T72">3.<text:s/></text:span><text:span text:style-name="T73">Разместить в<text:s text:c="2"/>форме текстовые поля и кнопки для выполнения операций создания, вставки, отмены вставки, изменения и отмены изменения, удаления и отмены удаления записей из таблиц, а также элементы dataGridView для отображения данных таблиц в DataSet;</text:span></text:p>
      <text:p text:style-name="P20"><text:span text:style-name="T74"><text:s/></text:span></text:p>
      <text:p text:style-name="P20"><text:span text:style-name="T74">4.<text:s/></text:span><text:span text:style-name="T75">Создать отображения данных связанных таблиц в элементe listBox таким образом, чтобы под каждой родительской записью отображались все дочерние записи.</text:span></text:p>
      <text:p text:style-name="P21"><text:span text:style-name="T76"><text:tab/></text:span><text:span text:style-name="T77">5.<text:s/></text:span><text:span text:style-name="T78">Создать элементы управления для обновления базы данных.</text:span></text:p>
      <text:p text:style-name="P22"><text:span text:style-name="T79"/></text:p>
      <text:p text:style-name="P23"><text:span text:style-name="T80">Вариант 23: Компьютерная фирма<text:s/></text:span><text:span text:style-name="T81">—</text:span><text:span text:style-name="T82"><text:s/></text:span><text:span text:style-name="T83">Информационная система учёта продажи товаров и услуг.</text:span></text:p>
      <text:p text:style-name="P24"><text:span text:style-name="T84"/></text:p>
      <text:p text:style-name="P25"><text:span text:style-name="T85">Контрольные вопросы:</text:span></text:p>
      <text:p text:style-name="P26"><text:span text:style-name="T86"> </text:span></text:p>
      <text:list text:style-name="L27">
        <text:list-item>
          <text:p text:style-name="P27"><text:span text:style-name="T87">Каков порядок добавления записей в объект DataTable? - необходимо создать экземпляр класса DataRow, после чего вызвать у таблицы метод Add.</text:span></text:p>
        </text:list-item>
        <text:list-item>
          <text:p text:style-name="P27"><text:span text:style-name="T87">Какие существуют состояния строк и что они означают? - Unchanged: не было выполнено никаких изменений. Added<text:s/></text:span><text:span text:style-name="T88">–</text:span><text:span text:style-name="T89"><text:s/></text:span><text:span text:style-name="T90">строка добавлена к таблице. Modified<text:s/></text:span><text:span text:style-name="T91">–</text:span><text:span text:style-name="T92"><text:s/></text:span><text:span text:style-name="T93">изменены некоторые элементы строки. Deleted<text:s/></text:span><text:span text:style-name="T94">–</text:span><text:span text:style-name="T95"><text:s/></text:span><text:span text:style-name="T96">строка удалена из таблицы. Detached<text:s/></text:span><text:span text:style-name="T97">–</text:span><text:span text:style-name="T98"><text:s/></text:span><text:span text:style-name="T99">строка не принадлежит ни одной таблице.</text:span></text:p>
        </text:list-item>
        <text:list-item>
          <text:p text:style-name="P27"><text:span text:style-name="T99">Какие существуют версии строк и что они означают? - Current<text:s/></text:span><text:span text:style-name="T100">–</text:span><text:span text:style-name="T101"><text:s/></text:span><text:span text:style-name="T102">текущее значение строки. Default<text:s/></text:span><text:span text:style-name="T103">–</text:span><text:span text:style-name="T104"><text:s/></text:span><text:span text:style-name="T105">Версия по умолчанию для конкретной строки. Original<text:s/></text:span><text:span text:style-name="T106">–</text:span><text:span text:style-name="T107"><text:s/></text:span><text:span text:style-name="T108">исходные значения строки. Proposed<text:s/></text:span><text:span text:style-name="T109">–</text:span><text:span text:style-name="T110"><text:s/></text:span><text:span text:style-name="T111">предложенные значения строки.</text:span></text:p>
        </text:list-item>
        <text:list-item>
          <text:p text:style-name="P27"><text:span text:style-name="T111">Какие методы применяются для изменения и удаления записей? - Remove(Datarow), Update(DataRow). Для применения изменений необходимо вызвать метод AcceptChanges().</text:span></text:p>
        </text:list-item>
        <text:list-item>
          <text:p text:style-name="P27"><text:span text:style-name="T111">Как и для чего используется метод Select объекта DataTable? - Для выборки из таблицы данных. Аналог Where в SQL, т. к. условия записываются так же.</text:span></text:p>
        </text:list-item>
        <text:list-item>
          <text:p text:style-name="P28"><text:span text:style-name="T111">Какой метод используется для записи данных из объекта DataSet в базу данных?<text:s text:c="2"/>- AcceptChanges().</text:span></text:p>
        </text:list-item>
      </text:list>
      <text:p text:style-name="P29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2"/></text:p>
      <text:p text:style-name="P30"><text:span text:style-name="T113">Графический пользовательский интерфейс:</text:span></text:p>
      <text:p text:style-name="P30"><draw:frame text:anchor-type="as-char" svg:width="174.89mm" svg:height="65.09mm" style:rel-width="scale" style:rel-height="scale"><draw:object-ole xlink:href="OleObj1"/><draw:image xlink:href="ObjectReplacements/OleObj1"/></draw:frame><text:span text:style-name="T114"/></text:p>
      <text:p text:style-name="P31"><text:span text:style-name="T115">Листинг:</text:span></text:p>
      <text:p text:style-name="P31"><text:span text:style-name="T116">public partial class Main : Form</text:span></text:p>
      <text:p text:style-name="P31"><text:span text:style-name="T116"><text:s text:c="4"/>{</text:span></text:p>
      <text:p text:style-name="P31"><text:span text:style-name="T116"><text:s text:c="8"/>private const string ConnectionString = "Server=DESKTOP-GJHC42N;Database=Sem2;Trusted_Connection=True;";</text:span></text:p>
      <text:p text:style-name="P31"><text:span text:style-name="T116"><text:s text:c="8"/>private const string CategoryCommand = "select * from Categories";</text:span></text:p>
      <text:p text:style-name="P31"><text:span text:style-name="T116"><text:s text:c="8"/>private const string ProductCommand = "select * from Products";</text:span></text:p>
      <text:p text:style-name="P31"><text:span text:style-name="T116"><text:s text:c="8"/>private SqlDataAdapter _categoryAdapter = new SqlDataAdapter(CategoryCommand, ConnectionString);</text:span></text:p>
      <text:p text:style-name="P31"><text:span text:style-name="T116"><text:s text:c="8"/>private SqlDataAdapter _productAdapter = new SqlDataAdapter(ProductCommand, ConnectionString);</text:span></text:p>
      <text:p text:style-name="P31"><text:span text:style-name="T116"><text:s text:c="8"/>private DataSet _dataSet = new DataSet();</text:span></text:p>
      <text:p text:style-name="P31"><text:span text:style-name="T116"><text:s text:c="8"/>private View _view;</text:span></text:p>
      <text:p text:style-name="P31"><text:span text:style-name="T116"><text:s text:c="8"/>private DataRelation _relation;</text:span></text:p>
      <text:p text:style-name="P31"><text:span text:style-name="T116"><text:s text:c="8"/>private int _productPos = 0;</text:span></text:p>
      <text:p text:style-name="P31"><text:span text:style-name="T116"><text:s text:c="8"/>private int _categoryPos = 0;</text:span></text:p>
      <text:p text:style-name="P31"><text:span text:style-name="T117"/></text:p>
      <text:p text:style-name="P31"><text:span text:style-name="T118"><text:s text:c="8"/>public Main()</text:span></text:p>
      <text:p text:style-name="P31"><text:span text:style-name="T118"><text:s text:c="8"/>{<text:s text:c="12"/></text:span></text:p>
      <text:p text:style-name="P31"><text:span text:style-name="T118"><text:s text:c="12"/>InitializeComponent();</text:span></text:p>
      <text:p text:style-name="P31"><text:span text:style-name="T119"/></text:p>
      <text:p text:style-name="P31"><text:span text:style-name="T120"><text:s text:c="12"/>_dataSet.Clear();</text:span></text:p>
      <text:p text:style-name="P31"><text:span text:style-name="T120"><text:s text:c="12"/>productCategory.Items.Clear();</text:span></text:p>
      <text:p text:style-name="P31"><text:span text:style-name="T121"/></text:p>
      <text:p text:style-name="P31"><text:span text:style-name="T122"><text:s text:c="12"/>_categoryAdapter.Fill(_dataSet, "Categories");</text:span></text:p>
      <text:p text:style-name="P31"><text:span text:style-name="T122"><text:s text:c="12"/>_productAdapter.Fill(_dataSet, "Products");</text:span></text:p>
      <text:p text:style-name="P31"><text:span text:style-name="T123"/></text:p>
      <text:p text:style-name="P31"><text:span text:style-name="T124"><text:s text:c="12"/>var fk = new ForeignKeyConstraint("Category", _dataSet.Tables["Categories"].Columns["Id"], _dataSet.Tables["Products"].Columns["Category"]);</text:span></text:p>
      <text:p text:style-name="P31"><text:span text:style-name="T124"><text:s text:c="12"/>fk.DeleteRule = Rule.None;</text:span></text:p>
      <text:p text:style-name="P31"><text:span text:style-name="T124"><text:s text:c="12"/>_dataSet.Tables["Products"].Constraints.Add(fk);</text:span></text:p>
      <text:p text:style-name="P31"><text:span text:style-name="T125"/></text:p>
      <text:p text:style-name="P31"><text:span text:style-name="T126"><text:s text:c="12"/>_relation = new DataRelation("Category", _dataSet.Tables["Categories"].Columns["Id"], _dataSet.Tables["Products"].Columns["Category"]);</text:span></text:p>
      <text:p text:style-name="P31"><text:span text:style-name="T126"><text:s text:c="12"/>_dataSet.Relations.Add(_relation);<text:s text:c="12"/></text:span></text:p>
      <text:p text:style-name="P31"><text:span text:style-name="T126"><text:s text:c="8"/>}</text:span></text:p>
      <text:p text:style-name="P31"><text:span text:style-name="T127"/></text:p>
      <text:p text:style-name="P31"><text:span text:style-name="T128"><text:s text:c="8"/>public event EventHandler OnDataUpdate;</text:span></text:p>
      <text:p text:style-name="P31"><text:span text:style-name="T129"/></text:p>
      <text:p text:style-name="P31"><text:span text:style-name="T130"><text:s text:c="8"/>private void View_Disposed(object sender, EventArgs e)</text:span></text:p>
      <text:p text:style-name="P31"><text:span text:style-name="T130"><text:s text:c="8"/>{</text:span></text:p>
      <text:p text:style-name="P31"><text:span text:style-name="T130"><text:s text:c="12"/>OnDataUpdate -= _view.DataUpdates;</text:span></text:p>
      <text:p text:style-name="P31"><text:span text:style-name="T131"/></text:p>
      <text:p text:style-name="P31"><text:span text:style-name="T132"><text:s text:c="12"/>try</text:span></text:p>
      <text:p text:style-name="P31"><text:span text:style-name="T132"><text:s text:c="12"/>{</text:span></text:p>
      <text:p text:style-name="P31"><text:span text:style-name="T132"><text:s text:c="16"/>button1.Invoke(() =&gt; button1.Enabled = true);</text:span></text:p>
      <text:p text:style-name="P31"><text:span text:style-name="T132"><text:s text:c="12"/>}</text:span></text:p>
      <text:p text:style-name="P31"><text:span text:style-name="T132"><text:s text:c="12"/>catch</text:span></text:p>
      <text:p text:style-name="P31"><text:span text:style-name="T132"><text:s text:c="12"/>{</text:span></text:p>
      <text:p text:style-name="P31"><text:span text:style-name="T132"><text:s text:c="12"/>}</text:span></text:p>
      <text:p text:style-name="P31"><text:span text:style-name="T132"><text:s text:c="8"/>}</text:span></text:p>
      <text:p text:style-name="P31"><text:span text:style-name="T133"/></text:p>
      <text:p text:style-name="P31"><text:span text:style-name="T134"><text:s text:c="8"/>private void Form1_Load(object sender, EventArgs e)</text:span></text:p>
      <text:p text:style-name="P31"><text:span text:style-name="T134"><text:s text:c="8"/>{</text:span></text:p>
      <text:p text:style-name="P31"><text:span text:style-name="T134"><text:s text:c="12"/>_dataSet.Clear();</text:span></text:p>
      <text:p text:style-name="P31"><text:span text:style-name="T134"><text:s text:c="12"/>listBox1.Items.Clear(); ;</text:span></text:p>
      <text:p text:style-name="P31"><text:span text:style-name="T134"><text:s text:c="12"/>productCategory.Items.Clear();</text:span></text:p>
      <text:p text:style-name="P31"><text:span text:style-name="T135"/></text:p>
      <text:p text:style-name="P31"><text:span text:style-name="T136"><text:s text:c="12"/>_categoryAdapter.Fill(_dataSet, "Categories");</text:span></text:p>
      <text:p text:style-name="P31"><text:span text:style-name="T136"><text:s text:c="12"/>_productAdapter.Fill(_dataSet, "Products");</text:span></text:p>
      <text:p text:style-name="P31"><text:span text:style-name="T137"/></text:p>
      <text:p text:style-name="P31"><text:span text:style-name="T138"><text:s text:c="12"/>foreach (DataRow row in _dataSet.Tables["Categories"].Rows)</text:span></text:p>
      <text:p text:style-name="P31"><text:span text:style-name="T138"><text:s text:c="12"/>{</text:span></text:p>
      <text:p text:style-name="P31"><text:span text:style-name="T138"><text:s text:c="16"/>listBox1.Items.Add(row["Name"]);</text:span></text:p>
      <text:p text:style-name="P31"><text:span text:style-name="T139"/></text:p>
      <text:p text:style-name="P31"><text:span text:style-name="T140"><text:s text:c="16"/>productCategory.Items.Add(row["Name"]);</text:span></text:p>
      <text:p text:style-name="P31"><text:span text:style-name="T141"/></text:p>
      <text:p text:style-name="P31"><text:span text:style-name="T142"><text:s text:c="16"/>var childRows = row.GetChildRows(_relation);</text:span></text:p>
      <text:p text:style-name="P31"><text:span text:style-name="T143"/></text:p>
      <text:p text:style-name="P31"><text:span text:style-name="T144"><text:s text:c="16"/>foreach (DataRow child in childRows)</text:span></text:p>
      <text:p text:style-name="P31"><text:span text:style-name="T144"><text:s text:c="16"/>{</text:span></text:p>
      <text:p text:style-name="P31"><text:span text:style-name="T144"><text:s text:c="20"/>listBox1.Items.Add("<text:s text:c="4"/>" + child["Name"]);</text:span></text:p>
      <text:p text:style-name="P31"><text:span text:style-name="T144"><text:s text:c="16"/>}</text:span></text:p>
      <text:p text:style-name="P31"><text:span text:style-name="T144"><text:s text:c="12"/>}</text:span></text:p>
      <text:p text:style-name="P31"><text:span text:style-name="T145"/></text:p>
      <text:p text:style-name="P31"><text:span text:style-name="T146"><text:s text:c="12"/>ShowCategoryData();</text:span></text:p>
      <text:p text:style-name="P31"><text:span text:style-name="T146"><text:s text:c="12"/>ShowProductData();</text:span></text:p>
      <text:p text:style-name="P31"><text:span text:style-name="T146"><text:s text:c="8"/>}</text:span></text:p>
      <text:p text:style-name="P31"><text:span text:style-name="T147"/></text:p>
      <text:p text:style-name="P31"><text:span text:style-name="T148"><text:s text:c="8"/>private void ShowCategoryData()</text:span></text:p>
      <text:p text:style-name="P31"><text:span text:style-name="T148"><text:s text:c="8"/>{</text:span></text:p>
      <text:p text:style-name="P31"><text:span text:style-name="T148"><text:s text:c="12"/>var rows = _dataSet.Tables["Categories"].Rows;</text:span></text:p>
      <text:p text:style-name="P31"><text:span text:style-name="T149"/></text:p>
      <text:p text:style-name="P31"><text:span text:style-name="T150"><text:s text:c="12"/>int count = 0;</text:span></text:p>
      <text:p text:style-name="P31"><text:span text:style-name="T151"/></text:p>
      <text:p text:style-name="P31"><text:span text:style-name="T152"><text:s text:c="12"/>foreach (DataRow category in rows)</text:span></text:p>
      <text:p text:style-name="P31"><text:span text:style-name="T152"><text:s text:c="12"/>{</text:span></text:p>
      <text:p text:style-name="P31"><text:span text:style-name="T152"><text:s text:c="16"/>if (count != _categoryPos)</text:span></text:p>
      <text:p text:style-name="P31"><text:span text:style-name="T152"><text:s text:c="16"/>{</text:span></text:p>
      <text:p text:style-name="P31"><text:span text:style-name="T152"><text:s text:c="20"/>count++;</text:span></text:p>
      <text:p text:style-name="P31"><text:span text:style-name="T152"><text:s text:c="20"/>continue;</text:span></text:p>
      <text:p text:style-name="P31"><text:span text:style-name="T152"><text:s text:c="16"/>}</text:span></text:p>
      <text:p text:style-name="P31"><text:span text:style-name="T153"/></text:p>
      <text:p text:style-name="P31"><text:span text:style-name="T154"><text:s text:c="16"/>try</text:span></text:p>
      <text:p text:style-name="P31"><text:span text:style-name="T154"><text:s text:c="16"/>{</text:span></text:p>
      <text:p text:style-name="P31"><text:span text:style-name="T154"><text:s text:c="20"/>categoryName.Text = (string)category["Name"];</text:span></text:p>
      <text:p text:style-name="P31"><text:span text:style-name="T154"><text:s text:c="20"/>break;</text:span></text:p>
      <text:p text:style-name="P31"><text:span text:style-name="T154"><text:s text:c="16"/>}</text:span></text:p>
      <text:p text:style-name="P31"><text:span text:style-name="T154"><text:s text:c="16"/>catch</text:span></text:p>
      <text:p text:style-name="P31"><text:span text:style-name="T154"><text:s text:c="16"/>{</text:span></text:p>
      <text:p text:style-name="P31"><text:span text:style-name="T154"><text:s text:c="20"/>categoryName.Text = string.Empty;</text:span></text:p>
      <text:p text:style-name="P31"><text:span text:style-name="T154"><text:s text:c="20"/>break;</text:span></text:p>
      <text:p text:style-name="P31"><text:span text:style-name="T154"><text:s text:c="16"/>}</text:span></text:p>
      <text:p text:style-name="P31"><text:span text:style-name="T154"><text:s text:c="12"/>}</text:span></text:p>
      <text:p text:style-name="P31"><text:span text:style-name="T154"><text:s text:c="8"/>}</text:span></text:p>
      <text:p text:style-name="P31"><text:span text:style-name="T155"/></text:p>
      <text:p text:style-name="P31"><text:span text:style-name="T156"><text:s text:c="8"/>private void ShowProductData()</text:span></text:p>
      <text:p text:style-name="P31"><text:span text:style-name="T156"><text:s text:c="8"/>{</text:span></text:p>
      <text:p text:style-name="P31"><text:span text:style-name="T156"><text:s text:c="12"/>var rows = _dataSet.Tables["Products"].Rows;</text:span></text:p>
      <text:p text:style-name="P31"><text:span text:style-name="T157"/></text:p>
      <text:p text:style-name="P31"><text:span text:style-name="T158"><text:s text:c="12"/>int count = 0;</text:span></text:p>
      <text:p text:style-name="P31"><text:span text:style-name="T159"/></text:p>
      <text:p text:style-name="P31"><text:span text:style-name="T160"><text:s text:c="12"/>foreach (DataRow product in rows)</text:span></text:p>
      <text:p text:style-name="P31"><text:span text:style-name="T160"><text:s text:c="12"/>{</text:span></text:p>
      <text:p text:style-name="P31"><text:span text:style-name="T160"><text:s text:c="16"/>if (count != _productPos)</text:span></text:p>
      <text:p text:style-name="P31"><text:span text:style-name="T160"><text:s text:c="16"/>{</text:span></text:p>
      <text:p text:style-name="P31"><text:span text:style-name="T160"><text:s text:c="20"/>count++;</text:span></text:p>
      <text:p text:style-name="P31"><text:span text:style-name="T160"><text:s text:c="20"/>continue;</text:span></text:p>
      <text:p text:style-name="P31"><text:span text:style-name="T160"><text:s text:c="16"/>}</text:span></text:p>
      <text:p text:style-name="P31"><text:span text:style-name="T161"/></text:p>
      <text:p text:style-name="P31"><text:span text:style-name="T162"><text:s text:c="16"/>try</text:span></text:p>
      <text:p text:style-name="P31"><text:span text:style-name="T162"><text:s text:c="16"/>{</text:span></text:p>
      <text:p text:style-name="P31"><text:span text:style-name="T162"><text:s text:c="20"/>productName.Text = (string)product["Name"];</text:span></text:p>
      <text:p text:style-name="P31"><text:span text:style-name="T162"><text:s text:c="20"/>productDescription.Text = (string)product["Description"];</text:span></text:p>
      <text:p text:style-name="P31"><text:span text:style-name="T162"><text:s text:c="20"/>productCount.Text = ((int)product["Count"]).ToString();</text:span></text:p>
      <text:p text:style-name="P31"><text:span text:style-name="T162"><text:s text:c="20"/>productPrice.Text = ((decimal)product["Price"]).ToString();</text:span></text:p>
      <text:p text:style-name="P31"><text:span text:style-name="T162"><text:s text:c="20"/>productCategory.SelectedIndex = (int)product["Category"] - 1;</text:span></text:p>
      <text:p text:style-name="P31"><text:span text:style-name="T162"><text:s text:c="20"/>break;</text:span></text:p>
      <text:p text:style-name="P31"><text:span text:style-name="T162"><text:s text:c="16"/>}</text:span></text:p>
      <text:p text:style-name="P31"><text:span text:style-name="T162"><text:s text:c="16"/>catch</text:span></text:p>
      <text:p text:style-name="P31"><text:span text:style-name="T162"><text:s text:c="16"/>{</text:span></text:p>
      <text:p text:style-name="P31"><text:span text:style-name="T162"><text:s text:c="20"/>productName.Text = string.Empty;</text:span></text:p>
      <text:p text:style-name="P31"><text:span text:style-name="T162"><text:s text:c="20"/>productDescription.Text = string.Empty;</text:span></text:p>
      <text:p text:style-name="P31"><text:span text:style-name="T162"><text:s text:c="20"/>productCount.Text = string.Empty;</text:span></text:p>
      <text:p text:style-name="P31"><text:span text:style-name="T162"><text:s text:c="20"/>productPrice.Text = string.Empty;</text:span></text:p>
      <text:p text:style-name="P31"><text:span text:style-name="T162"><text:s text:c="20"/>productCategory.SelectedIndex = 0;</text:span></text:p>
      <text:p text:style-name="P31"><text:span text:style-name="T162"><text:s text:c="20"/>break;</text:span></text:p>
      <text:p text:style-name="P31"><text:span text:style-name="T162"><text:s text:c="16"/>}</text:span></text:p>
      <text:p text:style-name="P31"><text:span text:style-name="T162"><text:s text:c="12"/>}</text:span></text:p>
      <text:p text:style-name="P31"><text:span text:style-name="T162"><text:s text:c="8"/>}</text:span></text:p>
      <text:p text:style-name="P31"><text:span text:style-name="T163"/></text:p>
      <text:p text:style-name="P31"><text:span text:style-name="T164"><text:s text:c="8"/>private void button1_Click(object sender, EventArgs e)</text:span></text:p>
      <text:p text:style-name="P31"><text:span text:style-name="T164"><text:s text:c="8"/>{</text:span></text:p>
      <text:p text:style-name="P31"><text:span text:style-name="T164"><text:s text:c="12"/>button1.Enabled = false;</text:span></text:p>
      <text:p text:style-name="P31"><text:span text:style-name="T164"><text:s text:c="12"/>_view = new View(ProductCommand, CategoryCommand, ConnectionString);</text:span></text:p>
      <text:p text:style-name="P31"><text:span text:style-name="T164"><text:s text:c="12"/>_view.Disposed += View_Disposed;</text:span></text:p>
      <text:p text:style-name="P31"><text:span text:style-name="T164"><text:s text:c="12"/>OnDataUpdate += _view.DataUpdates;</text:span></text:p>
      <text:p text:style-name="P31"><text:span text:style-name="T164"><text:s text:c="12"/>_view.Show();</text:span></text:p>
      <text:p text:style-name="P31"><text:span text:style-name="T164"><text:s text:c="8"/>}</text:span></text:p>
      <text:p text:style-name="P31"><text:span text:style-name="T165"/></text:p>
      <text:p text:style-name="P31"><text:span text:style-name="T166"><text:s text:c="8"/>private void btAddProduct_Click(object sender, EventArgs e)</text:span></text:p>
      <text:p text:style-name="P31"><text:span text:style-name="T166"><text:s text:c="8"/>{</text:span></text:p>
      <text:p text:style-name="P31"><text:span text:style-name="T166"><text:s text:c="12"/>btProductLeft.Enabled = true;</text:span></text:p>
      <text:p text:style-name="P31"><text:span text:style-name="T166"><text:s text:c="12"/>btProductRight.Enabled = true;</text:span></text:p>
      <text:p text:style-name="P31"><text:span text:style-name="T166"><text:s text:c="12"/>btProductRemove.Enabled = true;</text:span></text:p>
      <text:p text:style-name="P31"><text:span text:style-name="T166"><text:s text:c="12"/>btProductAdd.Enabled = true;</text:span></text:p>
      <text:p text:style-name="P31"><text:span text:style-name="T167"/></text:p>
      <text:p text:style-name="P31"><text:span text:style-name="T168"><text:s text:c="12"/>var connection = new SqlConnection(ConnectionString);</text:span></text:p>
      <text:p text:style-name="P31"><text:span text:style-name="T169"/></text:p>
      <text:p text:style-name="P31"><text:span text:style-name="T170"><text:s text:c="12"/>var productInseartCommand = new SqlCommand()</text:span></text:p>
      <text:p text:style-name="P31"><text:span text:style-name="T170"><text:s text:c="12"/>{</text:span></text:p>
      <text:p text:style-name="P31"><text:span text:style-name="T170"><text:s text:c="16"/>CommandText = "insert into Products values(@Name, @Description, @Price, @Count, @Category)",</text:span></text:p>
      <text:p text:style-name="P31"><text:span text:style-name="T170"><text:s text:c="16"/>Connection = connection,</text:span></text:p>
      <text:p text:style-name="P31"><text:span text:style-name="T170"><text:s text:c="16"/>CommandType = CommandType.Text,</text:span></text:p>
      <text:p text:style-name="P31"><text:span text:style-name="T170"><text:s text:c="12"/>};</text:span></text:p>
      <text:p text:style-name="P31"><text:span text:style-name="T171"/></text:p>
      <text:p text:style-name="P31"><text:span text:style-name="T172"><text:s text:c="12"/>if (productCategory.SelectedIndex == -1)</text:span></text:p>
      <text:p text:style-name="P31"><text:span text:style-name="T172"><text:s text:c="12"/>{</text:span></text:p>
      <text:p text:style-name="P31"><text:span text:style-name="T172"><text:s text:c="16"/>MessageBox.Show("</text:span><text:span text:style-name="T173">Вы не выбрали категорию товара.");</text:span></text:p>
      <text:p text:style-name="P31"><text:span text:style-name="T174"><text:s text:c="16"/>return;</text:span></text:p>
      <text:p text:style-name="P31"><text:span text:style-name="T174"><text:s text:c="12"/>}</text:span></text:p>
      <text:p text:style-name="P31"><text:span text:style-name="T175"/></text:p>
      <text:p text:style-name="P31"><text:span text:style-name="T176"><text:s text:c="12"/>productInseartCommand.Parameters.Add(new SqlParameter("@Name", productName.Text));</text:span></text:p>
      <text:p text:style-name="P31"><text:span text:style-name="T176"><text:s text:c="12"/>productInseartCommand.Parameters.Add(new SqlParameter("@Description", productDescription.Text));</text:span></text:p>
      <text:p text:style-name="P31"><text:span text:style-name="T176"><text:s text:c="12"/>productInseartCommand.Parameters.Add(new SqlParameter("@Price", decimal.Parse(productPrice.Text)));</text:span></text:p>
      <text:p text:style-name="P31"><text:span text:style-name="T176"><text:s text:c="12"/>productInseartCommand.Parameters.Add(new SqlParameter("@Count", int.Parse(productCount.Text)));</text:span></text:p>
      <text:p text:style-name="P31"><text:span text:style-name="T176"><text:s text:c="12"/>productInseartCommand.Parameters.Add(new SqlParameter("@Category", productCategory.SelectedIndex + 1));</text:span></text:p>
      <text:p text:style-name="P31"><text:span text:style-name="T177"/></text:p>
      <text:p text:style-name="P31"><text:span text:style-name="T178"><text:s text:c="12"/>using (connection)</text:span></text:p>
      <text:p text:style-name="P31"><text:span text:style-name="T178"><text:s text:c="12"/>{</text:span></text:p>
      <text:p text:style-name="P31"><text:span text:style-name="T178"><text:s text:c="16"/>connection.Open();</text:span></text:p>
      <text:p text:style-name="P31"><text:span text:style-name="T178"><text:s text:c="16"/>productInseartCommand.ExecuteNonQuery();</text:span></text:p>
      <text:p text:style-name="P31"><text:span text:style-name="T178"><text:s text:c="12"/>}</text:span></text:p>
      <text:p text:style-name="P31"><text:span text:style-name="T179"/></text:p>
      <text:p text:style-name="P31"><text:span text:style-name="T180"><text:s text:c="12"/>OnDataUpdate?.Invoke(this, null);</text:span></text:p>
      <text:p text:style-name="P31"><text:span text:style-name="T180"><text:s text:c="12"/>Form1_Load(this, null);</text:span></text:p>
      <text:p text:style-name="P31"><text:span text:style-name="T180"><text:s text:c="8"/>}</text:span></text:p>
      <text:p text:style-name="P31"><text:span text:style-name="T181"/></text:p>
      <text:p text:style-name="P31"><text:span text:style-name="T182"><text:s text:c="8"/>private void btAddCategory_Click(object sender, EventArgs e)</text:span></text:p>
      <text:p text:style-name="P31"><text:span text:style-name="T182"><text:s text:c="8"/>{</text:span></text:p>
      <text:p text:style-name="P31"><text:span text:style-name="T182"><text:s text:c="12"/>btCategoryLeft.Enabled = true;</text:span></text:p>
      <text:p text:style-name="P31"><text:span text:style-name="T182"><text:s text:c="12"/>btCategoryRight.Enabled = true;</text:span></text:p>
      <text:p text:style-name="P31"><text:span text:style-name="T182"><text:s text:c="12"/>btCategoryRemove.Enabled = true;</text:span></text:p>
      <text:p text:style-name="P31"><text:span text:style-name="T182"><text:s text:c="12"/>btCategoryAdd.Enabled = true;</text:span></text:p>
      <text:p text:style-name="P31"><text:span text:style-name="T183"/></text:p>
      <text:p text:style-name="P31"><text:span text:style-name="T184"><text:s text:c="12"/>var connection = new SqlConnection(ConnectionString);</text:span></text:p>
      <text:p text:style-name="P31"><text:span text:style-name="T184"><text:s text:c="12"/>var categoryInseartCommand = new SqlCommand()</text:span></text:p>
      <text:p text:style-name="P31"><text:span text:style-name="T184"><text:s text:c="12"/>{</text:span></text:p>
      <text:p text:style-name="P31"><text:span text:style-name="T184"><text:s text:c="16"/>CommandText = "insert into Categories values(@Name)",</text:span></text:p>
      <text:p text:style-name="P31"><text:span text:style-name="T184"><text:s text:c="16"/>Connection = connection,</text:span></text:p>
      <text:p text:style-name="P31"><text:span text:style-name="T184"><text:s text:c="16"/>CommandType = CommandType.Text,</text:span></text:p>
      <text:p text:style-name="P31"><text:span text:style-name="T184"><text:s text:c="12"/>};</text:span></text:p>
      <text:p text:style-name="P31"><text:span text:style-name="T185"/></text:p>
      <text:p text:style-name="P31"><text:span text:style-name="T186"><text:s text:c="12"/>categoryInseartCommand.Parameters.Add(new SqlParameter("@Name", categoryName.Text));</text:span></text:p>
      <text:p text:style-name="P31"><text:span text:style-name="T187"/></text:p>
      <text:p text:style-name="P31"><text:span text:style-name="T188"><text:s text:c="12"/>using (connection)</text:span></text:p>
      <text:p text:style-name="P31"><text:span text:style-name="T188"><text:s text:c="12"/>{</text:span></text:p>
      <text:p text:style-name="P31"><text:span text:style-name="T188"><text:s text:c="16"/>connection.Open();</text:span></text:p>
      <text:p text:style-name="P31"><text:span text:style-name="T188"><text:s text:c="16"/>categoryInseartCommand.ExecuteNonQuery();</text:span></text:p>
      <text:p text:style-name="P31"><text:span text:style-name="T188"><text:s text:c="12"/>}</text:span></text:p>
      <text:p text:style-name="P31"><text:span text:style-name="T189"/></text:p>
      <text:p text:style-name="P31"><text:span text:style-name="T190"><text:s text:c="12"/>OnDataUpdate?.Invoke(this, null);</text:span></text:p>
      <text:p text:style-name="P31"><text:span text:style-name="T190"><text:s text:c="12"/>Form1_Load(this, null);</text:span></text:p>
      <text:p text:style-name="P31"><text:span text:style-name="T190"><text:s text:c="8"/>}</text:span></text:p>
      <text:p text:style-name="P31"><text:span text:style-name="T191"/></text:p>
      <text:p text:style-name="P31"><text:span text:style-name="T192"><text:s text:c="8"/>private void btProductLeft_Click(object sender, EventArgs e)</text:span></text:p>
      <text:p text:style-name="P31"><text:span text:style-name="T192"><text:s text:c="8"/>{</text:span></text:p>
      <text:p text:style-name="P31"><text:span text:style-name="T192"><text:s text:c="12"/>if (_productPos == 0)</text:span></text:p>
      <text:p text:style-name="P31"><text:span text:style-name="T192"><text:s text:c="12"/>{</text:span></text:p>
      <text:p text:style-name="P31"><text:span text:style-name="T192"><text:s text:c="16"/>_productPos = _dataSet.Tables["Products"].Rows.Count - 1;</text:span></text:p>
      <text:p text:style-name="P31"><text:span text:style-name="T192"><text:s text:c="16"/>ShowProductData();</text:span></text:p>
      <text:p text:style-name="P31"><text:span text:style-name="T192"><text:s text:c="16"/>return;</text:span></text:p>
      <text:p text:style-name="P31"><text:span text:style-name="T192"><text:s text:c="12"/>}</text:span></text:p>
      <text:p text:style-name="P31"><text:span text:style-name="T193"/></text:p>
      <text:p text:style-name="P31"><text:span text:style-name="T194"><text:s text:c="12"/>_productPos--;</text:span></text:p>
      <text:p text:style-name="P31"><text:span text:style-name="T194"><text:s text:c="12"/>ShowProductData();</text:span></text:p>
      <text:p text:style-name="P31"><text:span text:style-name="T194"><text:s text:c="8"/>}</text:span></text:p>
      <text:p text:style-name="P31"><text:span text:style-name="T195"/></text:p>
      <text:p text:style-name="P31"><text:span text:style-name="T196"><text:s text:c="8"/>private void btProductRight_Click(object sender, EventArgs e)</text:span></text:p>
      <text:p text:style-name="P31"><text:span text:style-name="T196"><text:s text:c="8"/>{</text:span></text:p>
      <text:p text:style-name="P31"><text:span text:style-name="T196"><text:s text:c="12"/>if (_productPos == _dataSet.Tables["Products"].Rows.Count - 1)</text:span></text:p>
      <text:p text:style-name="P31"><text:span text:style-name="T196"><text:s text:c="12"/>{</text:span></text:p>
      <text:p text:style-name="P31"><text:span text:style-name="T196"><text:s text:c="16"/>_productPos = 0;</text:span></text:p>
      <text:p text:style-name="P31"><text:span text:style-name="T196"><text:s text:c="16"/>ShowProductData();</text:span></text:p>
      <text:p text:style-name="P31"><text:span text:style-name="T196"><text:s text:c="16"/>return;</text:span></text:p>
      <text:p text:style-name="P31"><text:span text:style-name="T196"><text:s text:c="12"/>}</text:span></text:p>
      <text:p text:style-name="P31"><text:span text:style-name="T197"/></text:p>
      <text:p text:style-name="P31"><text:span text:style-name="T198"><text:s text:c="12"/>_productPos++;</text:span></text:p>
      <text:p text:style-name="P31"><text:span text:style-name="T198"><text:s text:c="12"/>ShowProductData();</text:span></text:p>
      <text:p text:style-name="P31"><text:span text:style-name="T198"><text:s text:c="8"/>}</text:span></text:p>
      <text:p text:style-name="P31"><text:span text:style-name="T199"/></text:p>
      <text:p text:style-name="P31"><text:span text:style-name="T200"><text:s text:c="8"/>private void btCategoryLeft_Click(object sender, EventArgs e)</text:span></text:p>
      <text:p text:style-name="P31"><text:span text:style-name="T200"><text:s text:c="8"/>{</text:span></text:p>
      <text:p text:style-name="P31"><text:span text:style-name="T200"><text:s text:c="12"/>if (_categoryPos == 0)</text:span></text:p>
      <text:p text:style-name="P31"><text:span text:style-name="T200"><text:s text:c="12"/>{</text:span></text:p>
      <text:p text:style-name="P31"><text:span text:style-name="T200"><text:s text:c="16"/>_categoryPos = _dataSet.Tables["Categories"].Rows.Count - 1;</text:span></text:p>
      <text:p text:style-name="P31"><text:span text:style-name="T200"><text:s text:c="16"/>ShowCategoryData();</text:span></text:p>
      <text:p text:style-name="P31"><text:span text:style-name="T200"><text:s text:c="16"/>return;</text:span></text:p>
      <text:p text:style-name="P31"><text:span text:style-name="T200"><text:s text:c="12"/>}</text:span></text:p>
      <text:p text:style-name="P31"><text:span text:style-name="T201"/></text:p>
      <text:p text:style-name="P31"><text:span text:style-name="T202"><text:s text:c="12"/>_categoryPos--;</text:span></text:p>
      <text:p text:style-name="P31"><text:span text:style-name="T202"><text:s text:c="12"/>ShowCategoryData();</text:span></text:p>
      <text:p text:style-name="P31"><text:span text:style-name="T202"><text:s text:c="8"/>}</text:span></text:p>
      <text:p text:style-name="P31"><text:span text:style-name="T203"/></text:p>
      <text:p text:style-name="P31"><text:span text:style-name="T204"><text:s text:c="8"/>private void btCategoryRight_Click(object sender, EventArgs e)</text:span></text:p>
      <text:p text:style-name="P31"><text:span text:style-name="T204"><text:s text:c="8"/>{</text:span></text:p>
      <text:p text:style-name="P31"><text:span text:style-name="T204"><text:s text:c="12"/>if (_categoryPos == _dataSet.Tables["Categories"].Rows.Count - 1)</text:span></text:p>
      <text:p text:style-name="P31"><text:span text:style-name="T204"><text:s text:c="12"/>{</text:span></text:p>
      <text:p text:style-name="P31"><text:span text:style-name="T204"><text:s text:c="16"/>_categoryPos = 0;</text:span></text:p>
      <text:p text:style-name="P31"><text:span text:style-name="T204"><text:s text:c="16"/>ShowCategoryData();</text:span></text:p>
      <text:p text:style-name="P31"><text:span text:style-name="T204"><text:s text:c="16"/>return;</text:span></text:p>
      <text:p text:style-name="P31"><text:span text:style-name="T204"><text:s text:c="12"/>}</text:span></text:p>
      <text:p text:style-name="P31"><text:span text:style-name="T205"/></text:p>
      <text:p text:style-name="P31"><text:span text:style-name="T206"><text:s text:c="12"/>_categoryPos++;</text:span></text:p>
      <text:p text:style-name="P31"><text:span text:style-name="T206"><text:s text:c="12"/>ShowCategoryData();</text:span></text:p>
      <text:p text:style-name="P31"><text:span text:style-name="T206"><text:s text:c="8"/>}</text:span></text:p>
      <text:p text:style-name="P31"><text:span text:style-name="T207"/></text:p>
      <text:p text:style-name="P31"><text:span text:style-name="T208"><text:s text:c="8"/>private void btProductRemove_Click(object sender, EventArgs e)</text:span></text:p>
      <text:p text:style-name="P31"><text:span text:style-name="T208"><text:s text:c="8"/>{</text:span></text:p>
      <text:p text:style-name="P31"><text:span text:style-name="T208"><text:s text:c="12"/>var rows = _dataSet.Tables["Products"].Rows;</text:span></text:p>
      <text:p text:style-name="P31"><text:span text:style-name="T209"/></text:p>
      <text:p text:style-name="P31"><text:span text:style-name="T210"><text:s text:c="12"/>int count = 0;</text:span></text:p>
      <text:p text:style-name="P31"><text:span text:style-name="T211"/></text:p>
      <text:p text:style-name="P31"><text:span text:style-name="T212"><text:s text:c="12"/>DataRow product = null;</text:span></text:p>
      <text:p text:style-name="P31"><text:span text:style-name="T213"/></text:p>
      <text:p text:style-name="P31"><text:span text:style-name="T214"><text:s text:c="12"/>foreach (DataRow element in rows)</text:span></text:p>
      <text:p text:style-name="P31"><text:span text:style-name="T214"><text:s text:c="12"/>{</text:span></text:p>
      <text:p text:style-name="P31"><text:span text:style-name="T214"><text:s text:c="16"/>if (count != _productPos)</text:span></text:p>
      <text:p text:style-name="P31"><text:span text:style-name="T214"><text:s text:c="16"/>{</text:span></text:p>
      <text:p text:style-name="P31"><text:span text:style-name="T214"><text:s text:c="20"/>count++;</text:span></text:p>
      <text:p text:style-name="P31"><text:span text:style-name="T214"><text:s text:c="20"/>continue;</text:span></text:p>
      <text:p text:style-name="P31"><text:span text:style-name="T214"><text:s text:c="16"/>}</text:span></text:p>
      <text:p text:style-name="P31"><text:span text:style-name="T215"/></text:p>
      <text:p text:style-name="P31"><text:span text:style-name="T216"><text:s text:c="16"/>product = element;</text:span></text:p>
      <text:p text:style-name="P31"><text:span text:style-name="T217"/></text:p>
      <text:p text:style-name="P31"><text:span text:style-name="T218"><text:s text:c="16"/>break;</text:span></text:p>
      <text:p text:style-name="P31"><text:span text:style-name="T218"><text:s text:c="12"/>}</text:span></text:p>
      <text:p text:style-name="P31"><text:span text:style-name="T218"><text:s text:c="12"/></text:span></text:p>
      <text:p text:style-name="P31"><text:span text:style-name="T218"><text:s text:c="12"/>var connection = new SqlConnection(ConnectionString);</text:span></text:p>
      <text:p text:style-name="P31"><text:span text:style-name="T219"/></text:p>
      <text:p text:style-name="P31"><text:span text:style-name="T220"><text:s text:c="12"/>var deleteProductCommand = new SqlCommand()</text:span></text:p>
      <text:p text:style-name="P31"><text:span text:style-name="T220"><text:s text:c="12"/>{</text:span></text:p>
      <text:p text:style-name="P31"><text:span text:style-name="T220"><text:s text:c="16"/>CommandText = "delete from Products where Id = @Id",</text:span></text:p>
      <text:p text:style-name="P31"><text:span text:style-name="T220"><text:s text:c="16"/>CommandType = CommandType.Text,</text:span></text:p>
      <text:p text:style-name="P31"><text:span text:style-name="T220"><text:s text:c="16"/>Connection = connection,</text:span></text:p>
      <text:p text:style-name="P31"><text:span text:style-name="T220"><text:s text:c="12"/>};</text:span></text:p>
      <text:p text:style-name="P31"><text:span text:style-name="T221"/></text:p>
      <text:p text:style-name="P31"><text:span text:style-name="T222"><text:s text:c="12"/>deleteProductCommand.Parameters.Add(new SqlParameter("@Id", product["Id"]));</text:span></text:p>
      <text:p text:style-name="P31"><text:span text:style-name="T223"/></text:p>
      <text:p text:style-name="P31"><text:span text:style-name="T224"><text:s text:c="12"/>_dataSet.Tables["Products"].Rows.Remove(product);</text:span></text:p>
      <text:p text:style-name="P31"><text:span text:style-name="T225"/></text:p>
      <text:p text:style-name="P31"><text:span text:style-name="T226"><text:s text:c="12"/>using (connection)</text:span></text:p>
      <text:p text:style-name="P31"><text:span text:style-name="T226"><text:s text:c="12"/>{</text:span></text:p>
      <text:p text:style-name="P31"><text:span text:style-name="T226"><text:s text:c="16"/>connection.Open();</text:span></text:p>
      <text:p text:style-name="P31"><text:span text:style-name="T226"><text:s text:c="16"/>deleteProductCommand.ExecuteNonQuery();</text:span></text:p>
      <text:p text:style-name="P31"><text:span text:style-name="T226"><text:s text:c="12"/>}</text:span></text:p>
      <text:p text:style-name="P31"><text:span text:style-name="T227"/></text:p>
      <text:p text:style-name="P31"><text:span text:style-name="T228"><text:s text:c="12"/>_productPos = 0;</text:span></text:p>
      <text:p text:style-name="P31"><text:span text:style-name="T229"/></text:p>
      <text:p text:style-name="P31"><text:span text:style-name="T230"><text:s text:c="12"/>Form1_Load(this, null);</text:span></text:p>
      <text:p text:style-name="P31"><text:span text:style-name="T230"><text:s text:c="8"/>}</text:span></text:p>
      <text:p text:style-name="P31"><text:span text:style-name="T231"/></text:p>
      <text:p text:style-name="P31"><text:span text:style-name="T232"><text:s text:c="8"/>private void btProductAdd_Click(object sender, EventArgs e)</text:span></text:p>
      <text:p text:style-name="P31"><text:span text:style-name="T232"><text:s text:c="8"/>{</text:span></text:p>
      <text:p text:style-name="P31"><text:span text:style-name="T232"><text:s text:c="12"/>btProductLeft.Enabled = false;</text:span></text:p>
      <text:p text:style-name="P31"><text:span text:style-name="T232"><text:s text:c="12"/>btProductRight.Enabled = false;</text:span></text:p>
      <text:p text:style-name="P31"><text:span text:style-name="T232"><text:s text:c="12"/>btProductRemove.Enabled = false;</text:span></text:p>
      <text:p text:style-name="P31"><text:span text:style-name="T232"><text:s text:c="12"/>btProductAdd.Enabled = false;</text:span></text:p>
      <text:p text:style-name="P31"><text:span text:style-name="T233"/></text:p>
      <text:p text:style-name="P31"><text:span text:style-name="T234"><text:s text:c="12"/>var newRow = _dataSet.Tables["Products"].NewRow();</text:span></text:p>
      <text:p text:style-name="P31"><text:span text:style-name="T234"><text:s text:c="12"/>_dataSet.Tables["Products"].Rows.Add(newRow);</text:span></text:p>
      <text:p text:style-name="P31"><text:span text:style-name="T235"/></text:p>
      <text:p text:style-name="P31"><text:span text:style-name="T236"><text:s text:c="12"/>_productPos = _dataSet.Tables["Products"].Rows.Count - 1;</text:span></text:p>
      <text:p text:style-name="P31"><text:span text:style-name="T236"><text:s text:c="12"/>ShowProductData();</text:span></text:p>
      <text:p text:style-name="P31"><text:span text:style-name="T236"><text:s text:c="8"/>}</text:span></text:p>
      <text:p text:style-name="P31"><text:span text:style-name="T237"/></text:p>
      <text:p text:style-name="P31"><text:span text:style-name="T238"><text:s text:c="8"/>private void btCategoryAdd_Click(object sender, EventArgs e)</text:span></text:p>
      <text:p text:style-name="P31"><text:span text:style-name="T238"><text:s text:c="8"/>{</text:span></text:p>
      <text:p text:style-name="P31"><text:span text:style-name="T238"><text:s text:c="12"/>btCategoryLeft.Enabled = false;</text:span></text:p>
      <text:p text:style-name="P31"><text:span text:style-name="T238"><text:s text:c="12"/>btCategoryRight.Enabled = false;</text:span></text:p>
      <text:p text:style-name="P31"><text:span text:style-name="T238"><text:s text:c="12"/>btCategoryRemove.Enabled = false;</text:span></text:p>
      <text:p text:style-name="P31"><text:span text:style-name="T238"><text:s text:c="12"/>btCategoryAdd.Enabled = false;</text:span></text:p>
      <text:p text:style-name="P31"><text:span text:style-name="T239"/></text:p>
      <text:p text:style-name="P31"><text:span text:style-name="T240"><text:s text:c="12"/>var newRow = _dataSet.Tables["Categories"].NewRow();</text:span></text:p>
      <text:p text:style-name="P31"><text:span text:style-name="T240"><text:s text:c="12"/>_dataSet.Tables["Categories"].Rows.Add(newRow);</text:span></text:p>
      <text:p text:style-name="P31"><text:span text:style-name="T241"/></text:p>
      <text:p text:style-name="P31"><text:span text:style-name="T242"><text:s text:c="12"/>_categoryPos = _dataSet.Tables["Categories"].Rows.Count - 1;</text:span></text:p>
      <text:p text:style-name="P31"><text:span text:style-name="T242"><text:s text:c="12"/>ShowCategoryData();</text:span></text:p>
      <text:p text:style-name="P31"><text:span text:style-name="T242"><text:s text:c="8"/>}</text:span></text:p>
      <text:p text:style-name="P31"><text:span text:style-name="T243"/></text:p>
      <text:p text:style-name="P31"><text:span text:style-name="T244"><text:s text:c="8"/>private void btCategoryRemove_Click(object sender, EventArgs e)</text:span></text:p>
      <text:p text:style-name="P31"><text:span text:style-name="T244"><text:s text:c="8"/>{</text:span></text:p>
      <text:p text:style-name="P31"><text:span text:style-name="T244"><text:s text:c="12"/>var rows = _dataSet.Tables["Categories"].Rows;</text:span></text:p>
      <text:p text:style-name="P31"><text:span text:style-name="T245"/></text:p>
      <text:p text:style-name="P31"><text:span text:style-name="T246"><text:s text:c="12"/>int count = 0;</text:span></text:p>
      <text:p text:style-name="P31"><text:span text:style-name="T247"/></text:p>
      <text:p text:style-name="P31"><text:span text:style-name="T248"><text:s text:c="12"/>DataRow category = null;</text:span></text:p>
      <text:p text:style-name="P31"><text:span text:style-name="T249"/></text:p>
      <text:p text:style-name="P31"><text:span text:style-name="T250"><text:s text:c="12"/>foreach (DataRow element in rows)</text:span></text:p>
      <text:p text:style-name="P31"><text:span text:style-name="T250"><text:s text:c="12"/>{</text:span></text:p>
      <text:p text:style-name="P31"><text:span text:style-name="T250"><text:s text:c="16"/>if (count != _categoryPos)</text:span></text:p>
      <text:p text:style-name="P31"><text:span text:style-name="T250"><text:s text:c="16"/>{</text:span></text:p>
      <text:p text:style-name="P31"><text:span text:style-name="T250"><text:s text:c="20"/>count++;</text:span></text:p>
      <text:p text:style-name="P31"><text:span text:style-name="T250"><text:s text:c="20"/>continue;</text:span></text:p>
      <text:p text:style-name="P31"><text:span text:style-name="T250"><text:s text:c="16"/>}</text:span></text:p>
      <text:p text:style-name="P31"><text:span text:style-name="T251"/></text:p>
      <text:p text:style-name="P31"><text:span text:style-name="T252"><text:s text:c="16"/>category = element;</text:span></text:p>
      <text:p text:style-name="P31"><text:span text:style-name="T253"/></text:p>
      <text:p text:style-name="P31"><text:span text:style-name="T254"><text:s text:c="16"/>break;</text:span></text:p>
      <text:p text:style-name="P31"><text:span text:style-name="T254"><text:s text:c="12"/>}</text:span></text:p>
      <text:p text:style-name="P31"><text:span text:style-name="T254"><text:s text:c="12"/></text:span></text:p>
      <text:p text:style-name="P31"><text:span text:style-name="T254"><text:s text:c="12"/>var connection = new SqlConnection(ConnectionString);</text:span></text:p>
      <text:p text:style-name="P31"><text:span text:style-name="T255"/></text:p>
      <text:p text:style-name="P31"><text:span text:style-name="T256"><text:s text:c="12"/>var deleteCategoryCommand = new SqlCommand()</text:span></text:p>
      <text:p text:style-name="P31"><text:span text:style-name="T256"><text:s text:c="12"/>{</text:span></text:p>
      <text:p text:style-name="P31"><text:span text:style-name="T256"><text:s text:c="16"/>CommandText = "delete from Categories where Id = @Id",</text:span></text:p>
      <text:p text:style-name="P31"><text:span text:style-name="T256"><text:s text:c="16"/>CommandType = CommandType.Text,</text:span></text:p>
      <text:p text:style-name="P31"><text:span text:style-name="T256"><text:s text:c="16"/>Connection = connection,</text:span></text:p>
      <text:p text:style-name="P31"><text:span text:style-name="T256"><text:s text:c="12"/>};</text:span></text:p>
      <text:p text:style-name="P31"><text:span text:style-name="T257"/></text:p>
      <text:p text:style-name="P31"><text:span text:style-name="T258"><text:s text:c="12"/>deleteCategoryCommand.Parameters.Add(new SqlParameter("@Id", category["Id"]));</text:span></text:p>
      <text:p text:style-name="P31"><text:span text:style-name="T259"/></text:p>
      <text:p text:style-name="P31"><text:span text:style-name="T260"><text:s text:c="12"/>_dataSet.Tables["Categories"].Rows.Remove(category);</text:span></text:p>
      <text:p text:style-name="P31"><text:span text:style-name="T261"/></text:p>
      <text:p text:style-name="P31"><text:span text:style-name="T262"><text:s text:c="12"/>using (connection)</text:span></text:p>
      <text:p text:style-name="P31"><text:span text:style-name="T262"><text:s text:c="12"/>{</text:span></text:p>
      <text:p text:style-name="P31"><text:span text:style-name="T262"><text:s text:c="16"/>connection.Open();</text:span></text:p>
      <text:p text:style-name="P31"><text:span text:style-name="T262"><text:s text:c="16"/>deleteCategoryCommand.ExecuteNonQuery();</text:span></text:p>
      <text:p text:style-name="P31"><text:span text:style-name="T262"><text:s text:c="12"/>}</text:span></text:p>
      <text:p text:style-name="P31"><text:span text:style-name="T263"/></text:p>
      <text:p text:style-name="P31"><text:span text:style-name="T264"><text:s text:c="12"/>_categoryPos = 0;</text:span></text:p>
      <text:p text:style-name="P31"><text:span text:style-name="T265"/></text:p>
      <text:p text:style-name="P31"><text:span text:style-name="T266"><text:s text:c="12"/>Form1_Load(this, null);</text:span></text:p>
      <text:p text:style-name="P31"><text:span text:style-name="T266"><text:s text:c="8"/>}</text:span></text:p>
      <text:p text:style-name="P31"><text:span text:style-name="T266"><text:s text:c="4"/>}</text:span></text:p>
      <text:p text:style-name="P31"><text:span text:style-name="T267"/></text:p>
      <text:p text:style-name="P31"><text:span text:style-name="T267"/></text:p>
      <text:p text:style-name="P31"><text:span text:style-name="T268">Вывод:<text:s/></text:span><text:span text:style-name="T269">в результате выполнения лабораторной работы были получены навыки в работе со строками объекта DataSe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